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entificador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Tipo de Montaje</text:p>
          </table:table-cell>
          <table:table-cell office:value-type="string" calcext:value-type="string">
            <text:p>Encapsulado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Link de Mouser</text:p>
          </table:table-cell>
          <table:table-cell office:value-type="string" calcext:value-type="string">
            <text:p>Link de Digikey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Capacitor de OSC 12 MHz</text:p>
          </table:table-cell>
          <table:table-cell office:value-type="string" calcext:value-type="string">
            <text:p>CBR04C16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60J5GACAUTO?qs=sGAEpiMZZMvsSlwiRhF8qrQG6leidpLj0JzKxsvTUsKk%252B31dnaTCDg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Capacitor de OSC 12 MHz</text:p>
          </table:table-cell>
          <table:table-cell office:value-type="string" calcext:value-type="string">
            <text:p>CBR04C16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60J5GACAUTO?qs=sGAEpiMZZMvsSlwiRhF8qrQG6leidpLj0JzKxsvTUsKk%252B31dnaTCDg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Capacitor de OSC 32k</text:p>
          </table:table-cell>
          <table:table-cell office:value-type="string" calcext:value-type="string">
            <text:p>CBR04C18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80J5GACAUTO?qs=sGAEpiMZZMvsSlwiRhF8qrQG6leidpLjaYQQ%252BdQcCtVkoJFP6m4PGQ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Capacitor de OSC 32k</text:p>
          </table:table-cell>
          <table:table-cell office:value-type="string" calcext:value-type="string">
            <text:p>CBR04C18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80J5GACAUTO?qs=sGAEpiMZZMvsSlwiRhF8qrQG6leidpLjaYQQ%252BdQcCtVkoJFP6m4PGQ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903</text:p>
          </table:table-cell>
          <table:table-cell office:value-type="string" calcext:value-type="string">
            <text:p>Capacitor de entrada LDO</text:p>
          </table:table-cell>
          <table:table-cell office:value-type="string" calcext:value-type="string">
            <text:p>GCM31CR71E475KA55L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ar.mouser.com/datasheet/2/281/1/GCM31CR71E475KA55_01A-3146592.pdf" xlink:type="simple">Link</text:a></text:p>
          </table:table-cell>
          <table:table-cell office:value-type="string" calcext:value-type="string">
            <text:p><text:a xlink:href="https://ar.mouser.com/ProductDetail/Murata-Electronics/GCM31CR71E475KA55L?qs=aEuGZpxfbxXKg5HbwSV9hA%3D%3D" xlink:type="simple">Link</text:a></text:p>
          </table:table-cell>
          <table:table-cell/>
        </table:table-row>
        <table:table-row table:style-name="ro2">
          <table:table-cell office:value-type="string" calcext:value-type="string">
            <text:p>C904</text:p>
          </table:table-cell>
          <table:table-cell office:value-type="string" calcext:value-type="string">
            <text:p>Capacitor de salida LDO</text:p>
          </table:table-cell>
          <table:table-cell office:value-type="string" calcext:value-type="string">
            <text:p>T491A106K016ATAUTO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ar.mouser.com/datasheet/2/212/1/KEM_T2050_T491_AUTO-1093567.pdf" xlink:type="simple">Link</text:a></text:p>
          </table:table-cell>
          <table:table-cell office:value-type="string" calcext:value-type="string">
            <text:p><text:a xlink:href="https://ar.mouser.com/ProductDetail/KEMET/T491A106K016ATAUTO?qs=WOKUqv%2F%2FT%2FadnW6l%252BWzXcQ%3D%3D" xlink:type="simple">Link</text:a></text:p>
          </table:table-cell>
          <table:table-cell/>
        </table:table-row>
        <table:table-row table:style-name="ro3">
          <table:table-cell office:value-type="string" calcext:value-type="string">
            <text:p>C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801</text:p>
          </table:table-cell>
          <table:table-cell office:value-type="string" calcext:value-type="string">
            <text:p>TVS de CAN1</text:p>
          </table:table-cell>
          <table:table-cell office:value-type="string" calcext:value-type="string">
            <text:p>ESDCAN24-2BLY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T-23-3</text:p>
          </table:table-cell>
          <table:table-cell table:number-columns-repeated="2"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D802</text:p>
          </table:table-cell>
          <table:table-cell office:value-type="string" calcext:value-type="string">
            <text:p>TVS de CAN2</text:p>
          </table:table-cell>
          <table:table-cell office:value-type="string" calcext:value-type="string">
            <text:p>ESDCAN24-2BLY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T-23-3</text:p>
          </table:table-cell>
          <table:table-cell table:number-columns-repeated="2" office:value-type="string" calcext:value-type="string">
            <text:p>Lin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 style:data-style-name="N2" text:time-value="23:28:14.389608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9T23:49:25.590874815</meta:creation-date>
    <dc:date>2023-05-26T00:05:56.532226583</dc:date>
    <meta:editing-duration>P6DT3H6M13S</meta:editing-duration>
    <meta:editing-cycles>10</meta:editing-cycles>
    <meta:generator>LibreOffice/6.4.7.2$Linux_X86_64 LibreOffice_project/40$Build-2</meta:generator>
    <meta:document-statistic meta:table-count="1" meta:cell-count="77" meta:object-count="0"/>
  </office:meta>
</office:document-meta>
</file>